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Converter.convertUrlsToUuids( Document doc , boolean use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Converter.getContex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nkConverter.LinkConverter( ServiceManager 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Converter.convertUrlsToUuids( Publication srcPub , Document examinedDocument , boolean useContextPath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">
            <text:p text:style-name="Table_20_Contents">6</text:p>
          </table:table-cell>
          <table:table-cell office:value-type="float" office:value="60">
            <text:p text:style-name="Table_20_Contents"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